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2.985cm"/>
    </style:style>
    <style:style style:name="Tableau1.4" style:family="table-row">
      <style:table-row-properties style:min-row-height="5.105cm"/>
    </style:style>
    <style:style style:name="Tableau1.8" style:family="table-row">
      <style:table-row-properties style:min-row-height="2.992cm"/>
    </style:style>
    <style:style style:name="Tableau1.9" style:family="table-row">
      <style:table-row-properties style:min-row-height="2.491cm"/>
    </style:style>
    <style:style style:name="Tableau1.14" style:family="table-row">
      <style:table-row-properties style:min-row-height="2.782cm"/>
    </style:style>
    <style:style style:name="Tableau1.15" style:family="table-row">
      <style:table-row-properties style:min-row-height="2.708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b77759" officeooo:paragraph-rsid="00b22160" style:language-asian="zxx" style:country-asian="none" style:language-complex="zxx" style:country-complex="none"/>
    </style:style>
    <style:style style:name="P23" style:family="paragraph" style:parent-style-name="Text_20_body">
      <style:text-properties fo:language="fr" fo:country="FR" fo:background-color="#ffff00" style:language-asian="zxx" style:country-asian="none" style:language-complex="zxx" style:country-complex="none"/>
    </style:style>
    <style:style style:name="P24"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5" style:family="paragraph" style:parent-style-name="Text_20_body">
      <style:text-properties officeooo:rsid="001c2c16" officeooo:paragraph-rsid="003f755f"/>
    </style:style>
    <style:style style:name="P26" style:family="paragraph" style:parent-style-name="Text_20_body">
      <style:text-properties officeooo:rsid="001c2c16" officeooo:paragraph-rsid="005a11ba"/>
    </style:style>
    <style:style style:name="P27" style:family="paragraph" style:parent-style-name="Text_20_body">
      <style:text-properties officeooo:rsid="00168461" officeooo:paragraph-rsid="003c518a"/>
    </style:style>
    <style:style style:name="P28" style:family="paragraph" style:parent-style-name="Text_20_body">
      <style:text-properties officeooo:rsid="00168461" officeooo:paragraph-rsid="003f755f"/>
    </style:style>
    <style:style style:name="P29" style:family="paragraph" style:parent-style-name="Text_20_body">
      <style:text-properties officeooo:rsid="00168461" officeooo:paragraph-rsid="004c518c"/>
    </style:style>
    <style:style style:name="P30" style:family="paragraph" style:parent-style-name="Text_20_body">
      <style:text-properties officeooo:rsid="0014b7da" officeooo:paragraph-rsid="003c518a"/>
    </style:style>
    <style:style style:name="P31" style:family="paragraph" style:parent-style-name="Text_20_body">
      <style:text-properties officeooo:rsid="0014b7da" officeooo:paragraph-rsid="003f755f"/>
    </style:style>
    <style:style style:name="P32" style:family="paragraph" style:parent-style-name="Text_20_body">
      <style:text-properties officeooo:rsid="00078fff" officeooo:paragraph-rsid="003f755f"/>
    </style:style>
    <style:style style:name="P33" style:family="paragraph" style:parent-style-name="Text_20_body">
      <style:text-properties officeooo:rsid="000a4757" officeooo:paragraph-rsid="003f755f"/>
    </style:style>
    <style:style style:name="P34" style:family="paragraph" style:parent-style-name="Text_20_body">
      <style:text-properties officeooo:rsid="00151fcf" officeooo:paragraph-rsid="004e28f2"/>
    </style:style>
    <style:style style:name="P35" style:family="paragraph" style:parent-style-name="Text_20_body">
      <style:text-properties officeooo:paragraph-rsid="003c518a"/>
    </style:style>
    <style:style style:name="P36" style:family="paragraph" style:parent-style-name="Text_20_body">
      <style:text-properties style:font-name="Arial" fo:font-size="11pt" officeooo:paragraph-rsid="003c518a"/>
    </style:style>
    <style:style style:name="P37" style:family="paragraph" style:parent-style-name="Text_20_body">
      <style:text-properties style:font-name="Arial" fo:font-size="11pt" officeooo:rsid="0015b201" officeooo:paragraph-rsid="003c518a"/>
    </style:style>
    <style:style style:name="P38" style:family="paragraph" style:parent-style-name="Text_20_body">
      <style:text-properties style:font-name="Arial" fo:font-size="11pt" officeooo:rsid="000df663" officeooo:paragraph-rsid="003c518a"/>
    </style:style>
    <style:style style:name="P39" style:family="paragraph" style:parent-style-name="Text_20_body">
      <style:text-properties style:font-name="Arial" fo:font-size="11pt" officeooo:rsid="000df663" officeooo:paragraph-rsid="00489f88"/>
    </style:style>
    <style:style style:name="P40" style:family="paragraph" style:parent-style-name="Text_20_body">
      <style:text-properties style:font-name="Arial" fo:font-size="11pt" officeooo:rsid="000df663" officeooo:paragraph-rsid="004a134d"/>
    </style:style>
    <style:style style:name="P41" style:family="paragraph" style:parent-style-name="Text_20_body">
      <style:text-properties style:font-name="Arial" fo:font-size="11pt" officeooo:rsid="00168461" officeooo:paragraph-rsid="003c518a"/>
    </style:style>
    <style:style style:name="P42" style:family="paragraph" style:parent-style-name="Text_20_body">
      <style:text-properties style:font-name="Arial" fo:font-size="11pt" officeooo:rsid="00168461" officeooo:paragraph-rsid="004c518c"/>
    </style:style>
    <style:style style:name="P43" style:family="paragraph" style:parent-style-name="Text_20_body">
      <style:text-properties style:font-name="Arial" fo:font-size="11pt" officeooo:rsid="00168461" officeooo:paragraph-rsid="003f755f"/>
    </style:style>
    <style:style style:name="P44" style:family="paragraph" style:parent-style-name="Text_20_body">
      <style:text-properties style:font-name="Arial" fo:font-size="11pt" officeooo:rsid="00168461" officeooo:paragraph-rsid="004e28f2"/>
    </style:style>
    <style:style style:name="P45" style:family="paragraph" style:parent-style-name="Text_20_body">
      <style:text-properties style:font-name="Arial" fo:font-size="11pt" officeooo:rsid="00078fff" officeooo:paragraph-rsid="003f755f"/>
    </style:style>
    <style:style style:name="P46" style:family="paragraph" style:parent-style-name="Text_20_body">
      <style:text-properties style:font-name="Arial" fo:font-size="11pt" officeooo:rsid="0014b7da" officeooo:paragraph-rsid="00489f88"/>
    </style:style>
    <style:style style:name="P47" style:family="paragraph" style:parent-style-name="Text_20_body">
      <style:text-properties style:font-name="Arial" fo:font-size="11pt" officeooo:rsid="00151fcf" officeooo:paragraph-rsid="004e28f2"/>
    </style:style>
    <style:style style:name="P48" style:family="paragraph" style:parent-style-name="Text_20_body">
      <style:text-properties style:font-name="Arial" fo:font-size="11pt" officeooo:rsid="007ab966" officeooo:paragraph-rsid="007ab966"/>
    </style:style>
    <style:style style:name="P49" style:family="paragraph" style:parent-style-name="Text_20_body">
      <style:text-properties officeooo:paragraph-rsid="003f755f"/>
    </style:style>
    <style:style style:name="P50" style:family="paragraph" style:parent-style-name="Text_20_body">
      <style:text-properties officeooo:paragraph-rsid="003b2525"/>
    </style:style>
    <style:style style:name="P51" style:family="paragraph" style:parent-style-name="Text_20_body">
      <style:text-properties officeooo:rsid="00489f88" officeooo:paragraph-rsid="00489f88"/>
    </style:style>
    <style:style style:name="P52" style:family="paragraph" style:parent-style-name="Text_20_body">
      <style:text-properties officeooo:rsid="004c518c" officeooo:paragraph-rsid="004c518c"/>
    </style:style>
    <style:style style:name="P53" style:family="paragraph" style:parent-style-name="Text_20_body">
      <style:text-properties officeooo:rsid="004f3b1b" officeooo:paragraph-rsid="004f3b1b"/>
    </style:style>
    <style:style style:name="P54" style:family="paragraph" style:parent-style-name="Text_20_body">
      <style:text-properties officeooo:rsid="004f3b1b" officeooo:paragraph-rsid="005a11ba"/>
    </style:style>
    <style:style style:name="P55" style:family="paragraph" style:parent-style-name="Text_20_body">
      <style:text-properties officeooo:rsid="005a11ba" officeooo:paragraph-rsid="005a11ba"/>
    </style:style>
    <style:style style:name="P56" style:family="paragraph" style:parent-style-name="Text_20_body">
      <style:text-properties officeooo:paragraph-rsid="006587ca"/>
    </style:style>
    <style:style style:name="P57" style:family="paragraph" style:parent-style-name="Text_20_body">
      <style:text-properties officeooo:rsid="006a0481" officeooo:paragraph-rsid="006a0481"/>
    </style:style>
    <style:style style:name="P58" style:family="paragraph" style:parent-style-name="Text_20_body">
      <style:text-properties officeooo:rsid="006b183a" officeooo:paragraph-rsid="006b183a"/>
    </style:style>
    <style:style style:name="P59" style:family="paragraph" style:parent-style-name="Text_20_body">
      <style:text-properties officeooo:rsid="007d7d18" officeooo:paragraph-rsid="007d7d18"/>
    </style:style>
    <style:style style:name="P60" style:family="paragraph" style:parent-style-name="Text_20_body">
      <style:text-properties officeooo:paragraph-rsid="000ee477"/>
    </style:style>
    <style:style style:name="P61" style:family="paragraph" style:parent-style-name="Text_20_body">
      <style:text-properties officeooo:paragraph-rsid="008a655d"/>
    </style:style>
    <style:style style:name="P62" style:family="paragraph" style:parent-style-name="Text_20_body">
      <style:text-properties officeooo:paragraph-rsid="008c2764"/>
    </style:style>
    <style:style style:name="P63" style:family="paragraph" style:parent-style-name="Text_20_body">
      <style:text-properties officeooo:paragraph-rsid="0099e575"/>
    </style:style>
    <style:style style:name="P64" style:family="paragraph" style:parent-style-name="Text_20_body">
      <style:text-properties officeooo:rsid="009b43e4" officeooo:paragraph-rsid="009b43e4"/>
    </style:style>
    <style:style style:name="P65" style:family="paragraph" style:parent-style-name="Text_20_body">
      <style:text-properties officeooo:rsid="00a862c9" officeooo:paragraph-rsid="00a862c9"/>
    </style:style>
    <style:style style:name="P66" style:family="paragraph" style:parent-style-name="Text_20_body">
      <style:text-properties officeooo:paragraph-rsid="00aae798"/>
    </style:style>
    <style:style style:name="P67" style:family="paragraph" style:parent-style-name="Text_20_body">
      <style:text-properties officeooo:rsid="00aadf4a" officeooo:paragraph-rsid="00ab8d82"/>
    </style:style>
    <style:style style:name="P68" style:family="paragraph" style:parent-style-name="Text_20_body">
      <style:text-properties officeooo:rsid="00acdcfa" officeooo:paragraph-rsid="00acdcfa"/>
    </style:style>
    <style:style style:name="P69" style:family="paragraph" style:parent-style-name="Text_20_body">
      <style:text-properties officeooo:paragraph-rsid="00ad2920"/>
    </style:style>
    <style:style style:name="P70" style:family="paragraph" style:parent-style-name="Text_20_body">
      <style:text-properties officeooo:rsid="00ad2920" officeooo:paragraph-rsid="00ad2920"/>
    </style:style>
    <style:style style:name="P71" style:family="paragraph" style:parent-style-name="Text_20_body">
      <style:text-properties officeooo:paragraph-rsid="00aef6f5"/>
    </style:style>
    <style:style style:name="P72" style:family="paragraph" style:parent-style-name="Sous-sous-titre">
      <style:paragraph-properties fo:break-before="page"/>
    </style:style>
    <style:style style:name="P73" style:family="paragraph" style:parent-style-name="Sous-sous-titre">
      <style:paragraph-properties fo:break-before="page"/>
      <style:text-properties fo:language="fr" fo:country="FR" style:language-asian="zxx" style:country-asian="none" style:language-complex="zxx" style:country-complex="none"/>
    </style:style>
    <style:style style:name="P74" style:family="paragraph" style:parent-style-name="Title">
      <style:text-properties fo:language="fr" fo:country="FR" officeooo:rsid="001fa6ea" officeooo:paragraph-rsid="00120d11" style:language-asian="zxx" style:country-asian="none" style:language-complex="zxx" style:country-complex="none"/>
    </style:style>
    <style:style style:name="P75" style:family="paragraph" style:parent-style-name="Subtitle">
      <style:text-properties fo:language="fr" fo:country="FR" officeooo:rsid="00168d86" officeooo:paragraph-rsid="00168d86" style:language-asian="zxx" style:country-asian="none" style:language-complex="zxx" style:country-complex="none"/>
    </style:style>
    <style:style style:name="P76" style:family="paragraph" style:parent-style-name="Table_20_Contents">
      <style:text-properties style:font-name="Arial" fo:font-size="11pt" officeooo:rsid="00550209" officeooo:paragraph-rsid="00550209"/>
    </style:style>
    <style:style style:name="P77" style:family="paragraph" style:parent-style-name="Table_20_Contents">
      <style:text-properties style:font-name="Arial" fo:font-size="11pt" officeooo:rsid="00568d31" officeooo:paragraph-rsid="00568d31"/>
    </style:style>
    <style:style style:name="P78" style:family="paragraph" style:parent-style-name="Table_20_Contents">
      <style:text-properties style:font-name="Arial" fo:font-size="11pt" officeooo:rsid="007ab966" officeooo:paragraph-rsid="007ab966"/>
    </style:style>
    <style:style style:name="P79" style:family="paragraph" style:parent-style-name="Table_20_Contents">
      <style:text-properties style:font-name="Arial" fo:font-size="11pt" officeooo:rsid="007d7d18" officeooo:paragraph-rsid="007d7d18"/>
    </style:style>
    <style:style style:name="P80" style:family="paragraph" style:parent-style-name="Table_20_Contents">
      <style:text-properties style:font-name="Arial" fo:font-size="11pt" officeooo:rsid="00801c25" officeooo:paragraph-rsid="00801c25"/>
    </style:style>
    <style:style style:name="P81" style:family="paragraph" style:parent-style-name="Table_20_Contents">
      <style:text-properties style:font-name="Arial" fo:font-size="11pt" officeooo:rsid="005a11ba" officeooo:paragraph-rsid="007d7d18"/>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Text_20_body" style:list-style-name="L1">
      <style:text-properties style:font-name="Arial" fo:font-size="11pt" officeooo:rsid="00a5e79b" officeooo:paragraph-rsid="00b0961e"/>
    </style:style>
    <style:style style:name="P85" style:family="paragraph" style:parent-style-name="Text_20_body" style:list-style-name="L1">
      <style:text-properties style:font-name="Arial" fo:font-size="11pt" officeooo:rsid="00168461" officeooo:paragraph-rsid="00b0961e"/>
    </style:style>
    <style:style style:name="P86" style:family="paragraph" style:parent-style-name="Text_20_body" style:list-style-name="L2">
      <style:text-properties fo:language="fr" fo:country="FR" officeooo:rsid="0014b7da" officeooo:paragraph-rsid="00ab8d82" style:language-asian="zxx" style:country-asian="none" style:language-complex="zxx" style:country-complex="none"/>
    </style:style>
    <style:style style:name="P87" style:family="paragraph" style:parent-style-name="Text_20_body" style:list-style-name="L2">
      <style:text-properties fo:language="fr" fo:country="FR" officeooo:rsid="00ad5047" officeooo:paragraph-rsid="00ad5047" style:language-asian="zxx" style:country-asian="none" style:language-complex="zxx" style:country-complex="none"/>
    </style:style>
    <style:style style:name="P88" style:family="paragraph" style:parent-style-name="Text_20_body" style:list-style-name="L2">
      <style:text-properties fo:language="fr" fo:country="FR" officeooo:rsid="00ae5615" officeooo:paragraph-rsid="00ae5615" style:language-asian="zxx" style:country-asian="none" style:language-complex="zxx" style:country-complex="none"/>
    </style:style>
    <style:style style:name="P89" style:family="paragraph" style:parent-style-name="Text_20_body" style:list-style-name="L3">
      <style:text-properties fo:language="fr" fo:country="FR" officeooo:rsid="003bed26" officeooo:paragraph-rsid="00b22160" style:language-asian="zxx" style:country-asian="none" style:language-complex="zxx" style:country-complex="none"/>
    </style:style>
    <style:style style:name="P90" style:family="paragraph" style:parent-style-name="Text_20_body" style:list-style-name="L3">
      <style:text-properties fo:language="fr" fo:country="FR" officeooo:rsid="003bed26" officeooo:paragraph-rsid="004184ed" style:language-asian="zxx" style:country-asian="none" style:language-complex="zxx" style:country-complex="none"/>
    </style:style>
    <style:style style:name="P91" style:family="paragraph" style:parent-style-name="Text_20_body" style:list-style-name="L3">
      <style:text-properties fo:language="fr" fo:country="FR" officeooo:rsid="003d691b" officeooo:paragraph-rsid="004184ed" style:language-asian="zxx" style:country-asian="none" style:language-complex="zxx" style:country-complex="none"/>
    </style:style>
    <style:style style:name="P92" style:family="paragraph" style:parent-style-name="Text_20_body" style:list-style-name="L3">
      <style:text-properties fo:language="fr" fo:country="FR" officeooo:rsid="00a49629" officeooo:paragraph-rsid="00a49629" style:language-asian="zxx" style:country-asian="none" style:language-complex="zxx" style:country-complex="none"/>
    </style:style>
    <style:style style:name="P93" style:family="paragraph" style:parent-style-name="Text_20_body">
      <style:text-properties fo:language="fr" fo:country="FR" officeooo:paragraph-rsid="008c2764" style:language-asian="zxx" style:country-asian="none" style:language-complex="zxx" style:country-complex="none"/>
    </style:style>
    <style:style style:name="P94" style:family="paragraph" style:parent-style-name="Text_20_body" style:list-style-name="L5"/>
    <style:style style:name="P95" style:family="paragraph" style:parent-style-name="Text_20_body" style:list-style-name="L5">
      <style:text-properties officeooo:rsid="009773d8" officeooo:paragraph-rsid="009773d8"/>
    </style:style>
    <style:style style:name="P96" style:family="paragraph" style:parent-style-name="Text_20_body" style:list-style-name="L6"/>
    <style:style style:name="P97" style:family="paragraph" style:parent-style-name="Text_20_body">
      <style:text-properties officeooo:paragraph-rsid="008c2764"/>
    </style:style>
    <style:style style:name="P98" style:family="paragraph" style:parent-style-name="Text_20_body">
      <style:text-properties officeooo:rsid="00acdcfa" officeooo:paragraph-rsid="00acdcfa"/>
    </style:style>
    <style:style style:name="P99" style:family="paragraph" style:parent-style-name="Text_20_body">
      <style:text-properties officeooo:paragraph-rsid="00c9d036"/>
    </style:style>
    <style:style style:name="P100" style:family="paragraph" style:parent-style-name="Text_20_body">
      <style:text-properties officeooo:paragraph-rsid="00cb4a9a"/>
    </style:style>
    <style:style style:name="P101" style:family="paragraph" style:parent-style-name="Text_20_body">
      <style:text-properties officeooo:rsid="00cd1cf9" officeooo:paragraph-rsid="00d13953"/>
    </style:style>
    <style:style style:name="P102" style:family="paragraph" style:parent-style-name="Text_20_body">
      <style:text-properties officeooo:rsid="00a862c9" officeooo:paragraph-rsid="00d13953"/>
    </style:style>
    <style:style style:name="P103" style:family="paragraph" style:parent-style-name="Text_20_body">
      <style:text-properties officeooo:paragraph-rsid="00d13953"/>
    </style:style>
    <style:style style:name="P104" style:family="paragraph" style:parent-style-name="Text_20_body">
      <style:text-properties officeooo:paragraph-rsid="00d1490c"/>
    </style:style>
    <style:style style:name="P105" style:family="paragraph" style:parent-style-name="List_20_1" style:list-style-name="L4">
      <style:text-properties fo:language="fr" fo:country="FR" officeooo:rsid="000f893d" officeooo:paragraph-rsid="0040a166" style:language-asian="zxx" style:country-asian="none" style:language-complex="zxx" style:country-complex="none"/>
    </style:style>
    <style:style style:name="P106" style:family="paragraph" style:parent-style-name="List_20_1" style:list-style-name="L4">
      <style:text-properties fo:language="fr" fo:country="FR" officeooo:paragraph-rsid="0040a166" style:language-asian="zxx" style:country-asian="none" style:language-complex="zxx" style:country-complex="none"/>
    </style:style>
    <style:style style:name="P107" style:family="paragraph" style:parent-style-name="List_20_2" style:list-style-name="L4">
      <style:text-properties fo:language="fr" fo:country="FR" officeooo:paragraph-rsid="004ad83b" style:language-asian="zxx" style:country-asian="none" style:language-complex="zxx" style:country-complex="none"/>
    </style:style>
    <style:style style:name="P108" style:family="paragraph" style:parent-style-name="List_20_2" style:list-style-name="L4">
      <style:text-properties fo:language="fr" fo:country="FR" officeooo:paragraph-rsid="0040a166" style:language-asian="zxx" style:country-asian="none" style:language-complex="zxx" style:country-complex="none"/>
    </style:style>
    <style:style style:name="P109" style:family="paragraph" style:parent-style-name="List_20_2" style:list-style-name="L4">
      <style:text-properties fo:language="fr" fo:country="FR" officeooo:rsid="000f893d" officeooo:paragraph-rsid="0040a166" style:language-asian="zxx" style:country-asian="none" style:language-complex="zxx" style:country-complex="none"/>
    </style:style>
    <style:style style:name="P110" style:family="paragraph" style:parent-style-name="List_20_2" style:list-style-name="L4">
      <style:text-properties fo:language="fr" fo:country="FR" officeooo:rsid="00a5acc9" officeooo:paragraph-rsid="00a5acc9" fo:background-color="#ffff00" style:language-asian="zxx" style:country-asian="none" style:language-complex="zxx" style:country-complex="none"/>
    </style:style>
    <style:style style:name="P111" style:family="paragraph" style:parent-style-name="Heading_20_2">
      <style:text-properties fo:language="fr" fo:country="FR" style:language-asian="zxx" style:country-asian="none" style:language-complex="zxx" style:country-complex="none"/>
    </style:style>
    <style:style style:name="P112" style:family="paragraph" style:parent-style-name="Heading_20_2">
      <style:text-properties fo:language="fr" fo:country="FR" officeooo:paragraph-rsid="007d7d18" style:language-asian="zxx" style:country-asian="none" style:language-complex="zxx" style:country-complex="none"/>
    </style:style>
    <style:style style:name="P113" style:family="paragraph" style:parent-style-name="Heading_20_2">
      <style:text-properties fo:language="fr" fo:country="FR" officeooo:paragraph-rsid="003b2525" style:language-asian="zxx" style:country-asian="none" style:language-complex="zxx" style:country-complex="none"/>
    </style:style>
    <style:style style:name="P114" style:family="paragraph" style:parent-style-name="Heading_20_2">
      <style:text-properties fo:language="fr" fo:country="FR" officeooo:paragraph-rsid="006587ca" style:language-asian="zxx" style:country-asian="none" style:language-complex="zxx" style:country-complex="none"/>
    </style:style>
    <style:style style:name="P115" style:family="paragraph" style:parent-style-name="Heading_20_2">
      <style:text-properties fo:language="fr" fo:country="FR" fo:background-color="#ffff00" style:language-asian="zxx" style:country-asian="none" style:language-complex="zxx" style:country-complex="none"/>
    </style:style>
    <style:style style:name="P116" style:family="paragraph" style:parent-style-name="Heading_20_2">
      <style:text-properties officeooo:paragraph-rsid="008a655d"/>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fo:language="fr" fo:country="FR" style:language-asian="zxx" style:country-asian="none" style:language-complex="zxx" style:country-complex="none"/>
    </style:style>
    <style:style style:name="P119"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120"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121" style:family="paragraph" style:parent-style-name="Heading_20_1">
      <style:paragraph-properties fo:break-before="page"/>
      <style:text-properties officeooo:rsid="00729bc1" officeooo:paragraph-rsid="00729bc1"/>
    </style:style>
    <style:style style:name="P122" style:family="paragraph" style:parent-style-name="Heading_20_3">
      <style:text-properties fo:language="fr" fo:country="FR" style:language-asian="zxx" style:country-asian="none" style:language-complex="zxx" style:country-complex="none"/>
    </style:style>
    <style:style style:name="P123" style:family="paragraph" style:parent-style-name="Heading_20_3">
      <style:text-properties fo:language="fr" fo:country="FR" officeooo:paragraph-rsid="0080f27c" style:language-asian="zxx" style:country-asian="none" style:language-complex="zxx" style:country-complex="none"/>
    </style:style>
    <style:style style:name="P124" style:family="paragraph" style:parent-style-name="Heading_20_3">
      <style:text-properties fo:language="fr" fo:country="FR" officeooo:rsid="00801c25" officeooo:paragraph-rsid="0080f27c" style:language-asian="zxx" style:country-asian="none" style:language-complex="zxx" style:country-complex="none"/>
    </style:style>
    <style:style style:name="P125" style:family="paragraph" style:parent-style-name="Heading_20_3">
      <style:text-properties fo:language="fr" fo:country="FR" officeooo:paragraph-rsid="003b2525" style:language-asian="zxx" style:country-asian="none" style:language-complex="zxx" style:country-complex="none"/>
    </style:style>
    <style:style style:name="P126" style:family="paragraph" style:parent-style-name="Heading_20_3">
      <style:text-properties fo:language="fr" fo:country="FR" officeooo:paragraph-rsid="006587ca" style:language-asian="zxx" style:country-asian="none" style:language-complex="zxx" style:country-complex="none"/>
    </style:style>
    <style:style style:name="P127" style:family="paragraph" style:parent-style-name="Heading_20_3">
      <style:text-properties fo:language="fr" fo:country="FR" officeooo:rsid="0039182b" officeooo:paragraph-rsid="0039182b" style:language-asian="zxx" style:country-asian="none" style:language-complex="zxx" style:country-complex="none"/>
    </style:style>
    <style:style style:name="P128" style:family="paragraph" style:parent-style-name="Heading_20_3">
      <style:text-properties fo:language="fr" fo:country="FR" fo:background-color="#ffff00" style:language-asian="zxx" style:country-asian="none" style:language-complex="zxx" style:country-complex="none"/>
    </style:style>
    <style:style style:name="P129" style:family="paragraph" style:parent-style-name="Heading_20_3">
      <style:text-properties officeooo:paragraph-rsid="00927741"/>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12f1adc"/>
    </style:style>
    <style:style style:name="T27" style:family="text">
      <style:text-properties officeooo:rsid="00e3e2db"/>
    </style:style>
    <style:style style:name="T28" style:family="text">
      <style:text-properties officeooo:rsid="011e3d04"/>
    </style:style>
    <style:style style:name="T29" style:family="text">
      <style:text-properties officeooo:rsid="00ee91fd"/>
    </style:style>
    <style:style style:name="T30" style:family="text">
      <style:text-properties officeooo:rsid="00545b47"/>
    </style:style>
    <style:style style:name="T31" style:family="text">
      <style:text-properties officeooo:rsid="00863ad9"/>
    </style:style>
    <style:style style:name="T32" style:family="text">
      <style:text-properties officeooo:rsid="00c2a9d7"/>
    </style:style>
    <style:style style:name="T33" style:family="text">
      <style:text-properties officeooo:rsid="01251f62"/>
    </style:style>
    <style:style style:name="T34" style:family="text">
      <style:text-properties style:text-underline-style="none" officeooo:rsid="00ce3db4"/>
    </style:style>
    <style:style style:name="T35" style:family="text">
      <style:text-properties style:text-underline-style="none" officeooo:rsid="00d91b1b"/>
    </style:style>
    <style:style style:name="T36" style:family="text">
      <style:text-properties style:text-underline-style="none" officeooo:rsid="00c5f605"/>
    </style:style>
    <style:style style:name="T37" style:family="text">
      <style:text-properties style:text-underline-style="none" officeooo:rsid="00c7573c"/>
    </style:style>
    <style:style style:name="T38" style:family="text">
      <style:text-properties officeooo:rsid="0013d551"/>
    </style:style>
    <style:style style:name="T39" style:family="text">
      <style:text-properties officeooo:rsid="001573e3"/>
    </style:style>
    <style:style style:name="T40" style:family="text">
      <style:text-properties officeooo:rsid="00322d15"/>
    </style:style>
    <style:style style:name="T41" style:family="text">
      <style:text-properties officeooo:rsid="0034329d"/>
    </style:style>
    <style:style style:name="T42" style:family="text">
      <style:text-properties officeooo:rsid="002dc555"/>
    </style:style>
    <style:style style:name="T43" style:family="text">
      <style:text-properties officeooo:rsid="0028ec52"/>
    </style:style>
    <style:style style:name="T44" style:family="text">
      <style:text-properties officeooo:rsid="0039de34"/>
    </style:style>
    <style:style style:name="T45" style:family="text">
      <style:text-properties officeooo:rsid="006a3ee5"/>
    </style:style>
    <style:style style:name="T46" style:family="text">
      <style:text-properties officeooo:rsid="005a8699"/>
    </style:style>
    <style:style style:name="T47" style:family="text">
      <style:text-properties officeooo:rsid="00e0b467"/>
    </style:style>
    <style:style style:name="T48" style:family="text">
      <style:text-properties officeooo:rsid="005dd452"/>
    </style:style>
    <style:style style:name="T49" style:family="text">
      <style:text-properties officeooo:rsid="006c466d"/>
    </style:style>
    <style:style style:name="T50" style:family="text">
      <style:text-properties officeooo:rsid="0078b435"/>
    </style:style>
    <style:style style:name="T51" style:family="text">
      <style:text-properties officeooo:rsid="004b816c"/>
    </style:style>
    <style:style style:name="T52" style:family="text">
      <style:text-properties officeooo:rsid="0072fda4"/>
    </style:style>
    <style:style style:name="T53" style:family="text">
      <style:text-properties officeooo:rsid="0075b02b"/>
    </style:style>
    <style:style style:name="T54" style:family="text">
      <style:text-properties officeooo:rsid="008190b2"/>
    </style:style>
    <style:style style:name="T55" style:family="text">
      <style:text-properties officeooo:rsid="00a8c4c7"/>
    </style:style>
    <style:style style:name="T56" style:family="text">
      <style:text-properties officeooo:rsid="00508ddb"/>
    </style:style>
    <style:style style:name="T57" style:family="text">
      <style:text-properties officeooo:rsid="004513eb"/>
    </style:style>
    <style:style style:name="T58" style:family="text">
      <style:text-properties fo:background-color="#ffff00" loext:char-shading-value="0"/>
    </style:style>
    <style:style style:name="T59" style:family="text">
      <style:text-properties officeooo:rsid="004c518c"/>
    </style:style>
    <style:style style:name="T60" style:family="text">
      <style:text-properties officeooo:rsid="004d05fb"/>
    </style:style>
    <style:style style:name="T61" style:family="text">
      <style:text-properties officeooo:rsid="00523448"/>
    </style:style>
    <style:style style:name="T62" style:family="text">
      <style:text-properties officeooo:rsid="0053aedd"/>
    </style:style>
    <style:style style:name="T63" style:family="text">
      <style:text-properties officeooo:rsid="0053d6b5"/>
    </style:style>
    <style:style style:name="T64" style:family="text">
      <style:text-properties officeooo:rsid="00581bf9"/>
    </style:style>
    <style:style style:name="T65" style:family="text">
      <style:text-properties officeooo:rsid="006587ca"/>
    </style:style>
    <style:style style:name="T66" style:family="text">
      <style:text-properties officeooo:rsid="006bef63"/>
    </style:style>
    <style:style style:name="T67" style:family="text">
      <style:text-properties officeooo:rsid="006d38fc"/>
    </style:style>
    <style:style style:name="T68" style:family="text">
      <style:text-properties officeooo:rsid="00705ac8"/>
    </style:style>
    <style:style style:name="T69" style:family="text">
      <style:text-properties officeooo:rsid="007070d9"/>
    </style:style>
    <style:style style:name="T70" style:family="text">
      <style:text-properties officeooo:rsid="007306df"/>
    </style:style>
    <style:style style:name="T71" style:family="text">
      <style:text-properties officeooo:rsid="0073ce89"/>
    </style:style>
    <style:style style:name="T72" style:family="text">
      <style:text-properties officeooo:rsid="0075b82c"/>
    </style:style>
    <style:style style:name="T73" style:family="text">
      <style:text-properties officeooo:rsid="00795627"/>
    </style:style>
    <style:style style:name="T74" style:family="text">
      <style:text-properties officeooo:rsid="007ab966"/>
    </style:style>
    <style:style style:name="T75" style:family="text">
      <style:text-properties officeooo:rsid="00801c25"/>
    </style:style>
    <style:style style:name="T76" style:family="text">
      <style:text-properties officeooo:rsid="00813094"/>
    </style:style>
    <style:style style:name="T77" style:family="text">
      <style:text-properties officeooo:rsid="00841fca"/>
    </style:style>
    <style:style style:name="T78" style:family="text">
      <style:text-properties officeooo:rsid="0085799a"/>
    </style:style>
    <style:style style:name="T79" style:family="text">
      <style:text-properties officeooo:rsid="0086c4b0"/>
    </style:style>
    <style:style style:name="T80" style:family="text">
      <style:text-properties officeooo:rsid="00927741"/>
    </style:style>
    <style:style style:name="T81" style:family="text">
      <style:text-properties officeooo:rsid="009f9863"/>
    </style:style>
    <style:style style:name="T82" style:family="text">
      <style:text-properties officeooo:rsid="00a79752"/>
    </style:style>
    <style:style style:name="T83" style:family="text">
      <style:text-properties officeooo:rsid="00a91f4d"/>
    </style:style>
    <style:style style:name="T84" style:family="text">
      <style:text-properties officeooo:rsid="00ad2920"/>
    </style:style>
    <style:style style:name="T85" style:family="text">
      <style:text-properties officeooo:rsid="00ae5615"/>
    </style:style>
    <style:style style:name="T86" style:family="text">
      <style:text-properties officeooo:rsid="00c642e2"/>
    </style:style>
    <style:style style:name="T87" style:family="text">
      <style:text-properties officeooo:rsid="00c9d036"/>
    </style:style>
    <style:style style:name="T88" style:family="text">
      <style:text-properties officeooo:rsid="00caa0d0"/>
    </style:style>
    <style:style style:name="T89" style:family="text">
      <style:text-properties officeooo:rsid="00a862c9"/>
    </style:style>
    <style:style style:name="T90" style:family="text">
      <style:text-properties officeooo:rsid="00c6e1d2"/>
    </style:style>
    <style:style style:name="T91" style:family="text">
      <style:text-properties officeooo:rsid="009d3bf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Site Web - <text:span text:style-name="T7">Vitrine</text:span></text:p>
      <text:p text:style-name="P4"/>
      <text:p text:style-name="P75">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Sommaire</text:p>
          </text:index-title>
          <text:p text:style-name="P82"><text:a xlink:type="simple" xlink:href="#__RefHeading___Toc973_994175932" text:style-name="Index_20_Link" text:visited-style-name="Index_20_Link">Identification du Projet<text:tab/>4</text:a></text:p>
          <text:p text:style-name="P82"><text:a xlink:type="simple" xlink:href="#__RefHeading___Toc975_994175932" text:style-name="Index_20_Link" text:visited-style-name="Index_20_Link">Diagnostic du besoin<text:tab/>6</text:a></text:p>
          <text:p text:style-name="P83"><text:a xlink:type="simple" xlink:href="#__RefHeading___Toc1460_1929138192" text:style-name="Index_20_Link" text:visited-style-name="Index_20_Link">Objectifs du site<text:tab/>6</text:a></text:p>
          <text:p text:style-name="P83"><text:a xlink:type="simple" xlink:href="#__RefHeading___Toc981_994175932" text:style-name="Index_20_Link" text:visited-style-name="Index_20_Link">Particularités<text:tab/>6</text:a></text:p>
          <text:p text:style-name="P83"><text:a xlink:type="simple" xlink:href="#__RefHeading___Toc979_994175932" text:style-name="Index_20_Link" text:visited-style-name="Index_20_Link">Environnement commercial<text:tab/>6</text:a></text:p>
          <text:p text:style-name="P83"><text:a xlink:type="simple" xlink:href="#__RefHeading___Toc983_994175932" text:style-name="Index_20_Link" text:visited-style-name="Index_20_Link">Description de la cible et de ses attentes<text:tab/>6</text:a></text:p>
          <text:p text:style-name="P83"><text:a xlink:type="simple" xlink:href="#__RefHeading___Toc1461_887888884" text:style-name="Index_20_Link" text:visited-style-name="Index_20_Link">Études préalables<text:tab/>7</text:a></text:p>
          <text:p text:style-name="P83"><text:a xlink:type="simple" xlink:href="#__RefHeading___Toc991_994175932" text:style-name="Index_20_Link" text:visited-style-name="Index_20_Link">Enjeux du projet<text:tab/>7</text:a></text:p>
          <text:p text:style-name="P83"><text:a xlink:type="simple" xlink:href="#__RefHeading___Toc993_994175932" text:style-name="Index_20_Link" text:visited-style-name="Index_20_Link">Limites et Contraintes de départ<text:tab/>7</text:a></text:p>
          <text:p text:style-name="P82"><text:a xlink:type="simple" xlink:href="#__RefHeading___Toc995_994175932" text:style-name="Index_20_Link" text:visited-style-name="Index_20_Link">Déclaration d'Intention<text:tab/>8</text:a></text:p>
          <text:p text:style-name="P82"><text:a xlink:type="simple" xlink:href="#__RefHeading___Toc1023_994175932" text:style-name="Index_20_Link" text:visited-style-name="Index_20_Link">Organisation du projet<text:tab/>9</text:a></text:p>
          <text:p text:style-name="P83"><text:a xlink:type="simple" xlink:href="#__RefHeading___Toc1025_994175932" text:style-name="Index_20_Link" text:visited-style-name="Index_20_Link">Acteurs du projet<text:tab/>9</text:a></text:p>
          <text:p text:style-name="P83"><text:a xlink:type="simple" xlink:href="#__RefHeading___Toc1029_994175932" text:style-name="Index_20_Link" text:visited-style-name="Index_20_Link">Planning détaillé<text:tab/>9</text:a></text:p>
          <text:p text:style-name="P83"><text:a xlink:type="simple" xlink:href="#__RefHeading___Toc1031_994175932" text:style-name="Index_20_Link" text:visited-style-name="Index_20_Link">Ressources applicatives utilisées<text:tab/>10</text:a></text:p>
          <text:p text:style-name="P83"><text:a xlink:type="simple" xlink:href="#__RefHeading___Toc1033_994175932" text:style-name="Index_20_Link" text:visited-style-name="Index_20_Link">Aspects juridiques<text:tab/>10</text:a></text:p>
          <text:p text:style-name="P82"><text:a xlink:type="simple" xlink:href="#__RefHeading___Toc997_994175932" text:style-name="Index_20_Link" text:visited-style-name="Index_20_Link">Mise en œuvre<text:tab/>11</text:a></text:p>
          <text:p text:style-name="P83"><text:a xlink:type="simple" xlink:href="#__RefHeading___Toc999_994175932" text:style-name="Index_20_Link" text:visited-style-name="Index_20_Link">Arborescence &amp; Contenus textuels<text:tab/>11</text:a></text:p>
          <text:p text:style-name="P83"><text:a xlink:type="simple" xlink:href="#__RefHeading___Toc1001_994175932" text:style-name="Index_20_Link" text:visited-style-name="Index_20_Link">Graphisme<text:tab/>11</text:a></text:p>
          <text:p text:style-name="P83"><text:a xlink:type="simple" xlink:href="#__RefHeading___Toc2485_1338404867" text:style-name="Index_20_Link" text:visited-style-name="Index_20_Link">Accessibilité<text:tab/>12</text:a></text:p>
          <text:p text:style-name="P83"><text:a xlink:type="simple" xlink:href="#__RefHeading___Toc1005_994175932" text:style-name="Index_20_Link" text:visited-style-name="Index_20_Link">Fonctionnalités<text:tab/>12</text:a></text:p>
          <text:p text:style-name="P83"><text:a xlink:type="simple" xlink:href="#__RefHeading___Toc1017_994175932" text:style-name="Index_20_Link" text:visited-style-name="Index_20_Link">Référencement &amp; Communication<text:tab/>16</text:a></text:p>
          <text:p text:style-name="P83"><text:a xlink:type="simple" xlink:href="#__RefHeading___Toc1019_994175932" text:style-name="Index_20_Link" text:visited-style-name="Index_20_Link">Monétisation<text:tab/>17</text:a></text:p>
          <text:p text:style-name="P83"><text:a xlink:type="simple" xlink:href="#__RefHeading___Toc1021_994175932" text:style-name="Index_20_Link" text:visited-style-name="Index_20_Link">Statistiques<text:tab/>17</text:a></text:p>
        </text:index-body>
      </text:table-of-content>
      <text:p text:style-name="Text_20_body"/>
      <text:p text:style-name="P73">Intr<text:span text:style-name="T1">oduction</text:span></text:p>
      <text:p text:style-name="Text_20_body"/>
      <text:p text:style-name="Text_20_body"/>
      <text:h text:style-name="P118" text:outline-level="1"><text:bookmark-start text:name="__RefHeading___Toc973_994175932"/><text:span text:style-name="T8">Identification</text:span> du Projet<text:bookmark-end text:name="__RefHeading___Toc973_994175932"/></text:h>
      <text:p text:style-name="P35"/>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8">Nom de l'entreprise :</text:p>
            <text:p text:style-name="P36"/>
          </table:table-cell>
          <table:table-cell table:style-name="Tableau1.A1" table:number-columns-spanned="2" office:value-type="string">
            <text:p text:style-name="P37">Demandeur :</text:p>
          </table:table-cell>
          <table:covered-table-cell/>
          <table:table-cell table:style-name="Tableau1.D1" table:number-columns-spanned="2" office:value-type="string">
            <text:p text:style-name="P37">Contact <text:span text:style-name="T64">(coordonnnées) </text:span>:</text:p>
          </table:table-cell>
          <table:covered-table-cell/>
        </table:table-row>
        <table:table-row>
          <table:table-cell table:style-name="Tableau1.A2" table:number-columns-spanned="2" office:value-type="string">
            <text:p text:style-name="P63">Type de site : </text:p>
            <text:p text:style-name="P63"><text:s text:c="11"/>Vitrine</text:p>
          </table:table-cell>
          <table:covered-table-cell/>
          <table:table-cell table:style-name="Tableau1.C2" table:number-columns-spanned="3" office:value-type="string">
            <text:p text:style-name="P32">Budget prévu / <text:span text:style-name="T67">Prix proposé </text:span>: </text:p>
            <text:p text:style-name="P45"/>
          </table:table-cell>
          <table:covered-table-cell/>
          <table:covered-table-cell/>
        </table:table-row>
        <table:table-row table:style-name="Tableau1.3">
          <table:table-cell table:style-name="Tableau1.A2" table:number-columns-spanned="2" office:value-type="string">
            <text:p text:style-name="P40">Objectif :</text:p>
            <text:p text:style-name="P40"/>
          </table:table-cell>
          <table:covered-table-cell/>
          <table:table-cell table:style-name="Tableau1.C2" table:number-columns-spanned="3" office:value-type="string">
            <text:p text:style-name="P39">Articulation avec d'autres projets :</text:p>
            <text:p text:style-name="P39"/>
          </table:table-cell>
          <table:covered-table-cell/>
          <table:covered-table-cell/>
        </table:table-row>
        <table:table-row table:style-name="Tableau1.4">
          <table:table-cell table:style-name="Tableau1.A2" table:number-columns-spanned="2" office:value-type="string">
            <text:p text:style-name="P40">Résultat attendu<text:span text:style-name="T12"> :</text:span></text:p>
            <text:p text:style-name="P40"/>
          </table:table-cell>
          <table:covered-table-cell/>
          <table:table-cell table:style-name="Tableau1.C2" table:number-columns-spanned="3" office:value-type="string">
            <text:p text:style-name="P51">L<text:span text:style-name="T4">iste des </text:span><text:span text:style-name="T2">autres</text:span><text:span text:style-name="T4"> </text:span><text:span text:style-name="T2">l</text:span><text:span text:style-name="T4">ivrables attendus :</text:span></text:p>
            <text:p text:style-name="P46"/>
          </table:table-cell>
          <table:covered-table-cell/>
          <table:covered-table-cell/>
        </table:table-row>
        <table:table-row>
          <table:table-cell table:style-name="Tableau1.A2" office:value-type="string">
            <text:p text:style-name="P47">Objectifs à renégocier :</text:p>
          </table:table-cell>
          <table:table-cell table:style-name="Tableau1.C2" table:number-columns-spanned="4" office:value-type="string">
            <text:p text:style-name="P38">Contexte de la demande : </text:p>
            <text:p text:style-name="P38"/>
          </table:table-cell>
          <table:covered-table-cell/>
          <table:covered-table-cell/>
          <table:covered-table-cell/>
        </table:table-row>
        <table:table-row>
          <table:table-cell table:style-name="Tableau1.A2" office:value-type="string">
            <text:p text:style-name="P27">Cahier des charges écrit par...</text:p>
            <text:p text:style-name="P27">[ <text:s/>] Le Client</text:p>
            <text:p text:style-name="P41">[ <text:s/>] Le Prestataire</text:p>
          </table:table-cell>
          <table:table-cell table:style-name="Tableau1.A2" table:number-columns-spanned="2" office:value-type="string">
            <text:p text:style-name="P52">Contenu <text:span text:style-name="T60">(textes &amp; images) </text:span>à la charge...</text:p>
            <text:p text:style-name="P29">[ <text:s/>] <text:span text:style-name="T59">Du</text:span> Client</text:p>
            <text:p text:style-name="P42">[ <text:s/>] <text:span text:style-name="T59">Du</text:span> Prestataire</text:p>
          </table:table-cell>
          <table:covered-table-cell/>
          <table:table-cell table:style-name="Tableau1.C2" table:number-columns-spanned="2" office:value-type="string">
            <text:p text:style-name="P76">Elément déclencheur :</text:p>
          </table:table-cell>
          <table:covered-table-cell/>
        </table:table-row>
        <table:table-row>
          <table:table-cell table:style-name="Tableau1.A2" office:value-type="string">
            <text:p text:style-name="P31">Liste des acteurs <text:span text:style-name="T69">et rôles</text:span> :</text:p>
            <text:p text:style-name="P31"/>
          </table:table-cell>
          <table:table-cell table:style-name="Tableau1.A2" table:number-columns-spanned="2" office:value-type="string">
            <text:p text:style-name="P77">Activité <text:span text:style-name="T74">principale</text:span> du client :</text:p>
            <text:p text:style-name="P77"/>
          </table:table-cell>
          <table:covered-table-cell/>
          <table:table-cell table:style-name="Tableau1.C2" table:number-columns-spanned="2" office:value-type="string">
            <text:p text:style-name="P81"/>
          </table:table-cell>
          <table:covered-table-cell/>
        </table:table-row>
        <table:table-row table:style-name="Tableau1.8">
          <table:table-cell table:style-name="Tableau1.A2" office:value-type="string">
            <text:p text:style-name="P28">Langues : </text:p>
            <text:p text:style-name="P28"/>
          </table:table-cell>
          <table:table-cell table:style-name="Tableau1.A2" table:number-columns-spanned="2" office:value-type="string">
            <text:p text:style-name="P78">Activités secondaires :</text:p>
          </table:table-cell>
          <table:covered-table-cell/>
          <table:table-cell table:style-name="Tableau1.C2" table:number-columns-spanned="2" office:value-type="string">
            <text:p text:style-name="P79"/>
          </table:table-cell>
          <table:covered-table-cell/>
        </table:table-row>
        <table:table-row table:style-name="Tableau1.9">
          <table:table-cell table:style-name="Tableau1.A2" office:value-type="string">
            <text:p text:style-name="P59">Concept du site :</text:p>
            <text:p text:style-name="P24">Ce que veux montrer le site et comment le communiquer.</text:p>
          </table:table-cell>
          <table:table-cell table:style-name="Tableau1.A2" table:number-columns-spanned="2" office:value-type="string">
            <text:p text:style-name="P78"/>
          </table:table-cell>
          <table:covered-table-cell/>
          <table:table-cell table:style-name="Tableau1.C2" table:number-columns-spanned="2" office:value-type="string">
            <text:p text:style-name="P80"/>
          </table:table-cell>
          <table:covered-table-cell/>
        </table:table-row>
        <text:soft-page-break/>
        <table:table-row>
          <table:table-cell table:style-name="Tableau1.A2" table:number-columns-spanned="3" office:value-type="string">
            <text:p text:style-name="P49">Hébergement <text:span text:style-name="T60">(lien de l'offre) </text:span>:</text:p>
            <text:p text:style-name="P28"/>
          </table:table-cell>
          <table:covered-table-cell/>
          <table:covered-table-cell/>
          <table:table-cell table:style-name="Tableau1.C2" table:number-columns-spanned="2" office:value-type="string">
            <text:p text:style-name="P43"/>
          </table:table-cell>
          <table:covered-table-cell/>
        </table:table-row>
        <table:table-row>
          <table:table-cell table:style-name="Tableau1.C2" table:number-columns-spanned="5" office:value-type="string">
            <text:p text:style-name="P71"><text:span text:style-name="T3">Nom</text:span><text:span text:style-name="T5">s</text:span><text:span text:style-name="T3"> de domaine : </text:span></text:p>
            <text:list xml:id="list251822383" text:style-name="L1">
              <text:list-item>
                <text:p text:style-name="P84">Principal :</text:p>
              </text:list-item>
              <text:list-item>
                <text:p text:style-name="P85">Secondaires :</text:p>
              </text:list-item>
            </text:list>
            <text:p text:style-name="P44"/>
          </table:table-cell>
          <table:covered-table-cell/>
          <table:covered-table-cell/>
          <table:covered-table-cell/>
          <table:covered-table-cell/>
        </table:table-row>
        <table:table-row>
          <table:table-cell table:style-name="Tableau1.A2" table:number-columns-spanned="3" office:value-type="string">
            <text:p text:style-name="P33">Calendrier souhaité : </text:p>
            <text:p text:style-name="P49"/>
          </table:table-cell>
          <table:covered-table-cell/>
          <table:covered-table-cell/>
          <table:table-cell table:style-name="Tableau1.C2" table:number-columns-spanned="2" office:value-type="string">
            <text:p text:style-name="P49">CMS <text:span text:style-name="T11">ou Framework</text:span> : </text:p>
            <text:p text:style-name="P64"><text:s text:c="3"/><text:span text:style-name="T81"><text:s text:c="7"/></text:span>Wordpress</text:p>
          </table:table-cell>
          <table:covered-table-cell/>
        </table:table-row>
        <table:table-row>
          <table:table-cell table:style-name="Tableau1.A2" table:number-columns-spanned="3" office:value-type="string">
            <text:p text:style-name="P25">Conclusion sur l'existant :</text:p>
            <text:p text:style-name="P25">[ <text:s/>] Diagnostic établi</text:p>
            <text:p text:style-name="P10">[ <text:s/>] Charte graphique pré-existante</text:p>
          </table:table-cell>
          <table:covered-table-cell/>
          <table:covered-table-cell/>
          <table:table-cell table:style-name="Tableau1.C2" table:number-columns-spanned="2" office:value-type="string">
            <text:p text:style-name="P55">Conclusion sur la conccurence :</text:p>
            <text:p text:style-name="P26">[ <text:s/>] Diagnostic établi</text:p>
            <text:p text:style-name="P26"><text:span text:style-name="T9">[ <text:s/>] </text:span><text:span text:style-name="T10">Différenciation identifiée</text:span></text:p>
          </table:table-cell>
          <table:covered-table-cell/>
        </table:table-row>
        <table:table-row table:style-name="Tableau1.14">
          <table:table-cell table:style-name="Tableau1.C2" table:number-columns-spanned="5" office:value-type="string">
            <text:p text:style-name="P34">Documents joints :</text:p>
            <text:p text:style-name="P34"/>
          </table:table-cell>
          <table:covered-table-cell/>
          <table:covered-table-cell/>
          <table:covered-table-cell/>
          <table:covered-table-cell/>
        </table:table-row>
        <table:table-row table:style-name="Tableau1.15">
          <table:table-cell table:style-name="Tableau1.C2" table:number-columns-spanned="5" office:value-type="string">
            <text:p text:style-name="P57">Fonctionnalités supplémentaires <text:span text:style-name="T66">(options payantes) </text:span>:</text:p>
            <text:p text:style-name="P58"/>
          </table:table-cell>
          <table:covered-table-cell/>
          <table:covered-table-cell/>
          <table:covered-table-cell/>
          <table:covered-table-cell/>
        </table:table-row>
        <table:table-row>
          <table:table-cell table:style-name="Tableau1.A2" office:value-type="string">
            <text:p text:style-name="P54">Comptes clients utilisés pour le projet :</text:p>
            <text:p text:style-name="P54">- Hébergeur (OVH) :</text:p>
            <text:p text:style-name="P53">- Référencement (Google) :</text:p>
            <text:p text:style-name="P53">- Wordpress.com (JetPack &amp; Akismet) : </text:p>
          </table:table-cell>
          <table:table-cell table:style-name="Tableau1.A2" table:number-columns-spanned="3" office:value-type="string">
            <text:p text:style-name="P55">Logins :</text:p>
          </table:table-cell>
          <table:covered-table-cell/>
          <table:covered-table-cell/>
          <table:table-cell table:style-name="Tableau1.C2" office:value-type="string">
            <text:p text:style-name="P55">Mdp :</text:p>
          </table:table-cell>
        </table:table-row>
        <table:table-row>
          <table:table-cell table:style-name="Tableau1.C2" table:number-columns-spanned="5" office:value-type="string">
            <text:p text:style-name="P67">Conditions :</text:p>
            <text:list xml:id="list3644346805" text:style-name="L2">
              <text:list-item>
                <text:p text:style-name="P86">L<text:span text:style-name="T85">es contenus sources demandées par le client doivent être fournis par celui-ci. A défaut, le prestataire travaillera sans attendre ces ressources.</text:span></text:p>
              </text:list-item>
              <text:list-item>
                <text:p text:style-name="P87">Le nombre de pages présentant les produits et services ne peuvent pas dépasser le nombre de 6.</text:p>
              </text:list-item>
              <text:list-item>
                <text:p text:style-name="P88">La configuration des adresses e-mails se limite à 10 boîtes mails.</text:p>
              </text:list-item>
            </text:list>
          </table:table-cell>
          <table:covered-table-cell/>
          <table:covered-table-cell/>
          <table:covered-table-cell/>
          <table:covered-table-cell/>
        </table:table-row>
      </table:table>
      <text:p text:style-name="P30"/>
      <text:h text:style-name="P121"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112"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112" text:outline-level="2"><text:bookmark-start text:name="__RefHeading___Toc979_994175932"/>Environnement <text:span text:style-name="T72">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122" text:outline-level="3">Les <text:s/>concurrents</text:h>
      <text:p text:style-name="P1"><text:tab/>Nom + http://www.urlsite.com</text:p>
      <text:p text:style-name="P1"><text:tab/>Nom + http://www.urlsite.com</text:p>
      <text:h text:style-name="P122" text:outline-level="3">Les partenaires</text:h>
      <text:p text:style-name="P1"><text:tab/>Nom <text:s/>+ http://www.urlsite.com</text:p>
      <text:p text:style-name="P1"><text:tab/>Nom + http://www.urlsite.com</text:p>
      <text:h text:style-name="P122" text:outline-level="3">Le réseau étendu (fournisseurs, prescripteurs,etc…)</text:h>
      <text:p text:style-name="P1"><text:tab/>Nom <text:s/>+ http://www.urlsite.com</text:p>
      <text:p text:style-name="P16"><text:tab/>Nom + http://www.urlsite.com</text:p>
      <text:p text:style-name="P1"/>
      <text:h text:style-name="P111"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1">Études</text:span> <text:span text:style-name="T80">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29" text:outline-level="3">Autres études</text:h>
      <text:p text:style-name="Text_20_body"><text:s/></text:p>
      <text:h text:style-name="P111" text:outline-level="2"><text:bookmark-start text:name="__RefHeading___Toc991_994175932"/>Enjeux du <text:span text:style-name="T71">p</text:span>rojet<text:bookmark-end text:name="__RefHeading___Toc991_994175932"/></text:h>
      <text:p text:style-name="P1"/>
      <text:h text:style-name="P111" text:outline-level="2"><text:bookmark-start text:name="__RefHeading___Toc993_994175932"/>Limites et Contraintes de départ<text:bookmark-end text:name="__RefHeading___Toc993_994175932"/></text:h>
      <text:p text:style-name="P1"/>
      <text:h text:style-name="P122" text:outline-level="3">Contraintes techniques</text:h>
      <text:p text:style-name="P1"/>
      <text:h text:style-name="P122" text:outline-level="3">Contraintes fonctionnelles</text:h>
      <text:p text:style-name="P1"/>
      <text:h text:style-name="P123" text:outline-level="3">Contraintes <text:span text:style-name="T75">graphiques</text:span></text:h>
      <text:p text:style-name="P18"/>
      <text:h text:style-name="P124" text:outline-level="3">Contraintes textuelles</text:h>
      <text:p text:style-name="Text_20_body"/>
      <text:h text:style-name="P117"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119" text:outline-level="1"><text:bookmark-start text:name="__RefHeading___Toc1023_994175932"/>Organisation <text:span text:style-name="T70">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2">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1">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0">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113" text:outline-level="2"><text:bookmark-start text:name="__RefHeading___Toc1029_994175932"/>Planning d<text:span text:style-name="T57">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113"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113" text:outline-level="2"><text:bookmark-start text:name="__RefHeading___Toc1033_994175932"/>Aspects juridiques<text:bookmark-end text:name="__RefHeading___Toc1033_994175932"/></text:h>
      <text:p text:style-name="P50"/>
      <text:h text:style-name="P125" text:outline-level="3">Netiquette/Charte du site</text:h>
      <text:p text:style-name="P6"/>
      <text:h text:style-name="P125" text:outline-level="3">Conformité à la loi Informatique et Liberté (déclaration CNIL)</text:h>
      <text:p text:style-name="P6"/>
      <text:h text:style-name="P125" text:outline-level="3">Droit d'auteur et réversibilité</text:h>
      <text:p text:style-name="P6">Précisez que le prestataire vous cède la totalité de ses droits sur les sources et créations graphiques du site.</text:p>
      <text:p text:style-name="P6"/>
      <text:h text:style-name="Heading_20_2" text:outline-level="2">Maintenance, Suivi &amp; Formation</text:h>
      <text:p text:style-name="P22">Un contrat de maintenance sera proposé pour les actions récurrentes suivantes :</text:p>
      <text:list xml:id="list2742722057" text:style-name="L3">
        <text:list-item>
          <text:p text:style-name="P89">Sauvegardes <text:span text:style-name="T19">(Fichiers, dump de la base de données, liste des extensions)</text:span></text:p>
        </text:list-item>
        <text:list-item>
          <text:p text:style-name="P90">Maintenances et mises à jour <text:span text:style-name="T20">techniques</text:span></text:p>
        </text:list-item>
        <text:list-item>
          <text:p text:style-name="P91">Maintenances et mises à jour de contenu</text:p>
        </text:list-item>
        <text:list-item>
          <text:p text:style-name="P90">Dépannages</text:p>
        </text:list-item>
        <text:list-item>
          <text:p text:style-name="P92">Formation</text:p>
        </text:list-item>
      </text:list>
      <text:h text:style-name="P120" text:outline-level="1"><text:bookmark-start text:name="__RefHeading___Toc997_994175932"/>Mise en <text:span text:style-name="T73">œuvre</text:span><text:bookmark-end text:name="__RefHeading___Toc997_994175932"/></text:h>
      <text:h text:style-name="P114" text:outline-level="2"><text:bookmark-start text:name="__RefHeading___Toc999_994175932"/>Arborescence <text:span text:style-name="T65">&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3573438987" text:style-name="L4">
        <text:list-item>
          <text:p text:style-name="P105">Menu Principal</text:p>
          <text:list>
            <text:list-item>
              <text:p text:style-name="P107">Accueil - Qui sommes-nous ? <text:span text:style-name="T65">(Présentation rapide + actualités + Coordonnées)</text:span></text:p>
            </text:list-item>
            <text:list-item>
              <text:p text:style-name="P110">Pages sur les services ou produits (jusqu’à 6 <text:span text:style-name="T82">pages, possibilité de sous-menus</text:span>)</text:p>
            </text:list-item>
            <text:list-item>
              <text:p text:style-name="P108">Contact <text:span text:style-name="T65">(Formulaire + Carte + Coordonnées)</text:span></text:p>
            </text:list-item>
          </text:list>
        </text:list-item>
        <text:list-item>
          <text:p text:style-name="P106">Menu de Pied de page (Footer)</text:p>
          <text:list>
            <text:list-item>
              <text:p text:style-name="P109">Accueil</text:p>
            </text:list-item>
            <text:list-item>
              <text:p text:style-name="P109">Mentions légales</text:p>
            </text:list-item>
            <text:list-item>
              <text:p text:style-name="P109">Plan du site <text:span text:style-name="T65">(sitemap HTML)</text:span></text:p>
            </text:list-item>
            <text:list-item>
              <text:p text:style-name="P109">Partenaires</text:p>
            </text:list-item>
            <text:list-item>
              <text:p text:style-name="P109">Contact</text:p>
            </text:list-item>
          </text:list>
        </text:list-item>
      </text:list>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6"><text:s/></text:p>
      <text:h text:style-name="P126" text:outline-level="3">Mise en Page et Ordination</text:h>
      <text:p text:style-name="P9"/>
      <text:h text:style-name="P111"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116" text:outline-level="2"><text:bookmark-start text:name="__RefHeading___Toc2485_1338404867"/>Accessibilité<text:bookmark-end text:name="__RefHeading___Toc2485_1338404867"/></text:h>
      <text:p text:style-name="P61">Validation du code aux normes du W3C (validator du W3C) :</text:p>
      <text:p text:style-name="P61"><text:soft-page-break/>- HTML5</text:p>
      <text:p text:style-name="P61">- CSS3</text:p>
      <text:p text:style-name="P61">- Reccomandations pour mobiles</text:p>
      <text:p text:style-name="P61">- <text:span text:style-name="T16">Checklinks</text:span></text:p>
      <text:p text:style-name="P61">- <text:span text:style-name="T17">Flux RSS</text:span></text:p>
      <text:p text:style-name="P61"/>
      <text:p text:style-name="P61">Validation par test sur les navigateurs PC :</text:p>
      <text:p text:style-name="P61">- <text:span text:style-name="T18">IE : intégration d'un moteur HTML5 en Javascript pour les anciennes versions (HTML5Shiv)</text:span></text:p>
      <text:p text:style-name="P61">- Google Chrome (version actuelle)</text:p>
      <text:p text:style-name="P61">- Firefox (version actuelle)</text:p>
      <text:p text:style-name="P61">- Opéra (version actuelle)</text:p>
      <text:p text:style-name="P61">- Safari (version actuelle)</text:p>
      <text:p text:style-name="P61"/>
      <text:p text:style-name="P66">Validation par test sur les navigateurs mobiles :</text:p>
      <text:p text:style-name="P66">- Google Chrome (version actuelle)</text:p>
      <text:p text:style-name="P66">- Firefox (version actuelle)</text:p>
      <text:p text:style-name="P66"/>
      <text:h text:style-name="P111" text:outline-level="2"><text:bookmark-start text:name="__RefHeading___Toc1005_994175932"/>Fonctionnalités<text:bookmark-end text:name="__RefHeading___Toc1005_994175932"/></text:h>
      <text:p text:style-name="Text_20_body"/>
      <text:h text:style-name="P122" text:outline-level="3">Fonctionnalités d'Administration <text:span text:style-name="T76">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2"/>
      <text:p text:style-name="P101">Thème :</text:p>
      <text:p text:style-name="P102">- <text:a xlink:type="simple" xlink:href="https://fr.wordpress.org/themes/oceanwp/" text:style-name="Internet_20_link" text:visited-style-name="Visited_20_Internet_20_Link">https://fr.wordpress.org/themes/oceanwp/</text:a> </text:p>
      <text:p text:style-name="P101">- <text:a xlink:type="simple" xlink:href="https://fr.wordpress.org/plugins/ocean-extra/" text:style-name="Internet_20_link" text:visited-style-name="Visited_20_Internet_20_Link">https://fr.wordpress.org/plugins/ocean-extra/</text:a></text:p>
      <text:p text:style-name="P101"/>
      <text:p text:style-name="P103">Administrations (Back-office) :</text:p>
      <text:p text:style-name="P103"><text:span text:style-name="T89">- </text:span><text:a xlink:type="simple" xlink:href="https://wordpress.org/plugins/elementor/" text:style-name="Internet_20_link" text:visited-style-name="Visited_20_Internet_20_Link"><text:span text:style-name="T89">https://wordpress.org/plugins/elementor/</text:span></text:a></text:p>
      <text:p text:style-name="P103"/>
      <text:p text:style-name="P103">- <text:a xlink:type="simple" xlink:href="https://fr.wordpress.org/plugins/jetpack/" text:style-name="Internet_20_link" text:visited-style-name="Visited_20_Internet_20_Link"><text:span text:style-name="T25">https://fr.wordpress.org/plugins/jetpack/</text:span></text:a></text:p>
      <text:p text:style-name="P103"/>
      <text:p text:style-name="P103">- <text:a xlink:type="simple" xlink:href="https://wordpress.org/plugins/tinymce-advanced/" text:style-name="Internet_20_link" text:visited-style-name="Visited_20_Internet_20_Link"><text:span text:style-name="T26">https://wordpress.org/plugins/tinymce-advanced/</text:span></text:a></text:p>
      <text:p text:style-name="P103"/>
      <text:p text:style-name="P103"><text:soft-page-break/>- <text:a xlink:type="simple" xlink:href="https://wordpress.org/plugins/duplicate-post/" text:style-name="Internet_20_link" text:visited-style-name="Visited_20_Internet_20_Link">https://wordpress.org/plugins/duplicate-post/</text:a></text:p>
      <text:p text:style-name="P103">- <text:a xlink:type="simple" xlink:href="https://fr.wordpress.org/plugins/simple-page-ordering/" text:style-name="Internet_20_link" text:visited-style-name="Visited_20_Internet_20_Link"><text:span text:style-name="T27">https://fr.wordpress.org/plugins/simple-page-ordering/</text:span></text:a></text:p>
      <text:p text:style-name="P103"/>
      <text:p text:style-name="P103">- <text:a xlink:type="simple" xlink:href="https://fr.wordpress.org/plugins/widget-css-classes/" text:style-name="Internet_20_link" text:visited-style-name="Visited_20_Internet_20_Link">https://fr.wordpress.org/plugins/widget-css-classes/</text:a> (CSS classes)</text:p>
      <text:p text:style-name="P103"/>
      <text:p text:style-name="P103"><text:span text:style-name="T28">- </text:span><text:a xlink:type="simple" xlink:href="https://fr.wordpress.org/plugins/wp-maintenance/" text:style-name="Internet_20_link" text:visited-style-name="Visited_20_Internet_20_Link"><text:span text:style-name="T28">https://fr.wordpress.org/plugins/wp-maintenance/</text:span></text:a><text:span text:style-name="T28"> (Maintenance &amp; Coming Soon)</text:span></text:p>
      <text:p text:style-name="P103"/>
      <text:p text:style-name="P103"><text:span text:style-name="T86">Sécurité</text:span> :</text:p>
      <text:p text:style-name="P103">- <text:a xlink:type="simple" xlink:href="https://wordpress.org/plugins/akismet/" text:style-name="Internet_20_link" text:visited-style-name="Visited_20_Internet_20_Link"><text:span text:style-name="T31">https://wordpress.org/plugins/akismet/</text:span></text:a><text:span text:style-name="T31"> (commentaires)</text:span></text:p>
      <text:p text:style-name="P103">- <text:a xlink:type="simple" xlink:href="https://wordpress.org/plugins/email-address-encoder/" text:style-name="Internet_20_link" text:visited-style-name="Visited_20_Internet_20_Link"><text:span text:style-name="T32">https://wordpress.org/plugins/email-address-encoder/</text:span></text:a><text:span text:style-name="T32"> (emails)</text:span></text:p>
      <text:p text:style-name="P103"/>
      <text:p text:style-name="P103"><text:span text:style-name="T90">C</text:span>ookies :</text:p>
      <text:p text:style-name="P103">- <text:a xlink:type="simple" xlink:href="https://wordpress.org/plugins/cookie-law-info/" text:style-name="Internet_20_link" text:visited-style-name="Visited_20_Internet_20_Link">https://wordpress.org/plugins/cookie-law-info/</text:a></text:p>
      <text:p text:style-name="P103"/>
      <text:p text:style-name="P103">SEO:</text:p>
      <text:p text:style-name="P103">- <text:a xlink:type="simple" xlink:href="https://wordpress.org/plugins/wordpress-seo/" text:style-name="Internet_20_link" text:visited-style-name="Visited_20_Internet_20_Link"><text:span text:style-name="T40">https://wordpress.org/plugins/wordpress-seo/</text:span></text:a><text:span text:style-name="T40"> (Yoast SEO)</text:span></text:p>
      <text:p text:style-name="P103">- <text:a xlink:type="simple" xlink:href="https://wordpress.org/plugins/broken-link-checker/" text:style-name="Internet_20_link" text:visited-style-name="Visited_20_Internet_20_Link"><text:span text:style-name="T41">https://wordpress.org/plugins/broken-link-checker/</text:span></text:a><text:span text:style-name="T41"> (Liens)</text:span></text:p>
      <text:p text:style-name="P103">- <text:a xlink:type="simple" xlink:href="https://wordpress.org/plugins/redirection/" text:style-name="Internet_20_link" text:visited-style-name="Visited_20_Internet_20_Link"><text:span text:style-name="T42">https://wordpress.org/plugins/redirection/</text:span></text:a><text:span text:style-name="T42"> (Redirections)</text:span></text:p>
      <text:p text:style-name="P103">- <text:a xlink:type="simple" xlink:href="https://fr.wordpress.org/plugins/404-to-301/" text:style-name="Internet_20_link" text:visited-style-name="Visited_20_Internet_20_Link"><text:span text:style-name="T43">https://fr.wordpress.org/plugins/404-to-301/</text:span></text:a><text:span text:style-name="T43"> (Gestion 404)</text:span></text:p>
      <text:p text:style-name="P103"/>
      <text:p text:style-name="P103">Analytics (à choisir google ou piwik) :</text:p>
      <text:p text:style-name="P103">- <text:a xlink:type="simple" xlink:href="https://fr.wordpress.org/plugins/google-analytics-dashboard-for-wp/" text:style-name="Internet_20_link" text:visited-style-name="Visited_20_Internet_20_Link"><text:span text:style-name="T44">https://fr.wordpress.org/plugins/google-analytics-dashboard-for-wp/</text:span></text:a></text:p>
      <text:p text:style-name="P103">- <text:a xlink:type="simple" xlink:href="https://fr.wordpress.org/plugins/wp-piwik/" text:style-name="Internet_20_link" text:visited-style-name="Visited_20_Internet_20_Link"><text:span text:style-name="T45">https://fr.wordpress.org/plugins/wp-piwik/</text:span></text:a></text:p>
      <text:p text:style-name="P103"/>
      <text:p text:style-name="P103">Shortcodes :</text:p>
      <text:p text:style-name="P103"><text:span text:style-name="T29">- </text:span><text:a xlink:type="simple" xlink:href="https://wordpress.org/plugins/shortcodes-ultimate/" text:style-name="Internet_20_link" text:visited-style-name="Visited_20_Internet_20_Link"><text:span text:style-name="T29">https://wordpress.org/plugins/shortcodes-ultimate/</text:span></text:a></text:p>
      <text:p text:style-name="P103">- <text:a xlink:type="simple" xlink:href="https://fr.wordpress.org/plugins/better-font-awesome/" text:style-name="Internet_20_link" text:visited-style-name="Visited_20_Internet_20_Link">https://fr.wordpress.org/plugins/better-font-awesome/</text:a></text:p>
      <text:p text:style-name="P103">- <text:a xlink:type="simple" xlink:href="https://fr.wordpress.org/plugins/svg-vector-icon-plugin/" text:style-name="Internet_20_link" text:visited-style-name="Visited_20_Internet_20_Link">https://fr.wordpress.org/plugins/svg-vector-icon-plugin/</text:a></text:p>
      <text:p text:style-name="P103">- <text:a xlink:type="simple" xlink:href="https://fr.wordpress.org/plugins/custom-content-shortcode/" text:style-name="Internet_20_link" text:visited-style-name="Visited_20_Internet_20_Link">https://fr.wordpress.org/plugins/custom-content-shortcode/</text:a> <text:span text:style-name="T30">(Custom)</text:span></text:p>
      <text:p text:style-name="P103">- <text:a xlink:type="simple" xlink:href="https://fr.wordpress.org/plugins/insert-php/" text:style-name="Internet_20_link" text:visited-style-name="Visited_20_Internet_20_Link">https://fr.wordpress.org/plugins/insert-php/</text:a> <text:span text:style-name="T30">(PHP, HTML, CSS, JS)</text:span></text:p>
      <text:p text:style-name="P103">- <text:a xlink:type="simple" xlink:href="https://fr.wordpress.org/plugins/page-list/" text:style-name="Internet_20_link" text:visited-style-name="Visited_20_Internet_20_Link">https://fr.wordpress.org/plugins/page-list/</text:a></text:p>
      <text:p text:style-name="P103">- <text:a xlink:type="simple" xlink:href="https://fr.wordpress.org/plugins/jonradio-current-year-and-copyright-shortcodes/" text:style-name="Internet_20_link" text:visited-style-name="Visited_20_Internet_20_Link">https://fr.wordpress.org/plugins/jonradio-current-year-and-copyright-shortcodes/</text:a><text:tab/></text:p>
      <text:p text:style-name="P103"/>
      <text:p text:style-name="P103">Carte</text:p>
      <text:p text:style-name="P103">- <text:a xlink:type="simple" xlink:href="https://fr.wordpress.org/plugins/leaflet-map/" text:style-name="Internet_20_link" text:visited-style-name="Visited_20_Internet_20_Link">https://fr.wordpress.org/plugins/leaflet-map/</text:a></text:p>
      <text:p text:style-name="P20"/>
      <text:h text:style-name="P122" text:outline-level="3">Fonctionnalités de Services</text:h>
      <text:p text:style-name="P1">Il s'agit de lister l'ensemble des fonctionnalités que vous attendez de votre site web. Cette partie doit être pensé et finalisé en amont de la rédaction du cahier des charges. Vous pouvez aussi <text:soft-page-break/>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3">Formulaire basique (Nom, Mail, Objet, Message + 1 champ personnalisé)</text:span></text:p>
      <text:p text:style-name="P1">Partager des contenus : ajouter les modules de partage sur les articles (réseaux sociaux + envoyer à un ami)</text:p>
      <text:p text:style-name="P62"/>
      <text:p text:style-name="P70">E-commerce :</text:p>
      <text:p text:style-name="P69"><text:span text:style-name="T84">- </text:span><text:a xlink:type="simple" xlink:href="https://fr.wordpress.org/plugins/woocommerce/" text:style-name="Internet_20_link" text:visited-style-name="Visited_20_Internet_20_Link"><text:span text:style-name="T84">https://fr.wordpress.org/plugins/woocommerce/</text:span></text:a></text:p>
      <text:p text:style-name="P69"/>
      <text:p text:style-name="P104"><text:span text:style-name="T91">C</text:span>ontact:</text:p>
      <text:p text:style-name="P104">- <text:a xlink:type="simple" xlink:href="https://wordpress.org/plugins/contact-form-7/" text:style-name="Internet_20_link" text:visited-style-name="Visited_20_Internet_20_Link"><text:span text:style-name="T38">https://wordpress.org/plugins/contact-form-7/</text:span></text:a></text:p>
      <text:p text:style-name="P104"><text:span text:style-name="T38">- </text:span><text:a xlink:type="simple" xlink:href="https://wordpress.org/plugins/really-simple-captcha/" text:style-name="Internet_20_link" text:visited-style-name="Visited_20_Internet_20_Link"><text:span text:style-name="T38">https://wordpress.org/plugins/really-simple-captcha/</text:span></text:a></text:p>
      <text:p text:style-name="P104">- <text:a xlink:type="simple" xlink:href="https://fr.wordpress.org/plugins/flamingo/" text:style-name="Internet_20_link" text:visited-style-name="Visited_20_Internet_20_Link"><text:span text:style-name="T39">https://fr.wordpress.org/plugins/flamingo/</text:span></text:a></text:p>
      <text:p text:style-name="P104"/>
      <text:p text:style-name="P104">Diaporama :</text:p>
      <text:p text:style-name="P104">- <text:a xlink:type="simple" xlink:href="https://fr.wordpress.org/plugins/smart-slider-3/" text:style-name="Internet_20_link" text:visited-style-name="Visited_20_Internet_20_Link">https://fr.wordpress.org/plugins/smart-slider-3/</text:a></text:p>
      <text:p text:style-name="P104"/>
      <text:p text:style-name="P104">Icônes <text:span text:style-name="T51">de réseaux sociaux </text:span>:</text:p>
      <text:p text:style-name="P104">- <text:a xlink:type="simple" xlink:href="https://fr.wordpress.org/plugins/social-icons/" text:style-name="Internet_20_link" text:visited-style-name="Visited_20_Internet_20_Link"><text:span text:style-name="T50">https://fr.wordpress.org/plugins/social-icons/</text:span></text:a></text:p>
      <text:p text:style-name="P104"/>
      <text:p text:style-name="P104">Localisation :</text:p>
      <text:p text:style-name="P104">- <text:a xlink:type="simple" xlink:href="https://wordpress.org/plugins/polylang/" text:style-name="Internet_20_link" text:visited-style-name="Visited_20_Internet_20_Link"><text:span text:style-name="T54">https://wordpress.org/plugins/polylang/</text:span></text:a></text:p>
      <text:p text:style-name="P104"/>
      <text:p text:style-name="P104">CTA :</text:p>
      <text:p text:style-name="P104">- <text:a xlink:type="simple" xlink:href="https://fr.wordpress.org/plugins/cta/" text:style-name="Internet_20_link" text:visited-style-name="Visited_20_Internet_20_Link">https://fr.wordpress.org/plugins/cta/</text:a></text:p>
      <text:p text:style-name="P104"/>
      <text:p text:style-name="P104">Illustration :</text:p>
      <text:p text:style-name="P104">- <text:a xlink:type="simple" xlink:href="https://wordpress.org/plugins/instant-images/" text:style-name="Internet_20_link" text:visited-style-name="Visited_20_Internet_20_Link">https://wordpress.org/plugins/instant-images/</text:a></text:p>
      <text:p text:style-name="P104">- <text:a xlink:type="simple" xlink:href="https://fr.wordpress.org/plugins/wp-pixabay/" text:style-name="Internet_20_link" text:visited-style-name="Visited_20_Internet_20_Link">https://fr.wordpress.org/plugins/wp-pixabay/</text:a></text:p>
      <text:p text:style-name="P104"/>
      <text:p text:style-name="P104">Gestion <text:span text:style-name="T88">et Optimisation </text:span>des images :</text:p>
      <text:p text:style-name="P104">- <text:a xlink:type="simple" xlink:href="https://wordpress.org/plugins/wp-smushit/" text:style-name="Internet_20_link" text:visited-style-name="Visited_20_Internet_20_Link">https://wordpress.org/plugins/wp-smushit/</text:a></text:p>
      <text:p text:style-name="P104"><text:soft-page-break/>- <text:a xlink:type="simple" xlink:href="https://wordpress.org/plugins/imsanity/" text:style-name="Internet_20_link" text:visited-style-name="Visited_20_Internet_20_Link">https://wordpress.org/plugins/imsanity/</text:a></text:p>
      <text:p text:style-name="P104">- <text:a xlink:type="simple" xlink:href="https://wordpress.org/plugins/media-file-renamer/" text:style-name="Internet_20_link" text:visited-style-name="Visited_20_Internet_20_Link">https://wordpress.org/plugins/media-file-renamer/</text:a></text:p>
      <text:p text:style-name="P104">- <text:a xlink:type="simple" xlink:href="https://wordpress.org/plugins/enable-media-replace/" text:style-name="Internet_20_link" text:visited-style-name="Visited_20_Internet_20_Link">https://wordpress.org/plugins/enable-media-replace/</text:a></text:p>
      <text:p text:style-name="P104">- <text:a xlink:type="simple" xlink:href="https://wordpress.org/plugins/bj-lazy-load/" text:style-name="Internet_20_link" text:visited-style-name="Visited_20_Internet_20_Link">https://wordpress.org/plugins/bj-lazy-load/</text:a> (Lazy load)</text:p>
      <text:p text:style-name="P104">- <text:a xlink:type="simple" xlink:href="https://wordpress.org/plugins/scalable-vector-graphics-svg/" text:style-name="Internet_20_link" text:visited-style-name="Visited_20_Internet_20_Link"><text:span text:style-name="T47">https://wordpress.org/plugins/scalable-vector-graphics-svg/</text:span></text:a><text:span text:style-name="T47"> (support SVG)</text:span></text:p>
      <text:p text:style-name="P104"/>
      <text:p text:style-name="P104">Optimisation <text:span text:style-name="T87">générale</text:span> :</text:p>
      <text:p text:style-name="P104">- <text:a xlink:type="simple" xlink:href="https://wordpress.org/plugins/w3-total-cache/" text:style-name="Internet_20_link" text:visited-style-name="Visited_20_Internet_20_Link">https://wordpress.org/plugins/w3-total-cache/</text:a> <text:span text:style-name="T55">(Globale)</text:span></text:p>
      <text:p text:style-name="P104">- <text:a xlink:type="simple" xlink:href="https://fr.wordpress.org/plugins/wp-sweep/" text:style-name="Internet_20_link" text:visited-style-name="Visited_20_Internet_20_Link">https://fr.wordpress.org/plugins/wp-sweep/</text:a> (Db)</text:p>
      <text:p text:style-name="P20"/>
      <text:h text:style-name="P122" text:outline-level="3">Fonctionnalités applicatives spécifiques</text:h>
      <text:p text:style-name="P1">Listez les fonctionnalités ou développements techniques spécifiques qui devront se connecter avec le site web.</text:p>
      <text:p text:style-name="P1"/>
      <text:h text:style-name="P122" text:outline-level="3">Autres Services : Les applications Web autour du site</text:h>
      <text:p text:style-name="P1"/>
      <text:p text:style-name="P1"/>
      <text:h text:style-name="P111" text:outline-level="2"><text:bookmark-start text:name="__RefHeading___Toc1017_994175932"/>Référencement &amp; Communication<text:bookmark-end text:name="__RefHeading___Toc1017_994175932"/></text:h>
      <text:p text:style-name="P1"/>
      <text:p text:style-name="Text_20_body">Eléments techniques :</text:p>
      <text:list xml:id="list954899346" text:style-name="L5">
        <text:list-item>
          <text:p text:style-name="P94">Sitemap.xml</text:p>
        </text:list-item>
        <text:list-item>
          <text:p text:style-name="P94">Indexation des sites (Google, Bing et Yahoo) avec déclaration dans les webmaster tools sur le compte dédié (à la demande des clients)</text:p>
        </text:list-item>
        <text:list-item>
          <text:p text:style-name="P94">Balises méta (Author, Desc, Keywords, Robots)</text:p>
        </text:list-item>
        <text:list-item>
          <text:p text:style-name="P94">Robots.txt</text:p>
        </text:list-item>
        <text:list-item>
          <text:p text:style-name="P94">.htaccess</text:p>
        </text:list-item>
        <text:list-item>
          <text:p text:style-name="P94">Human.txt</text:p>
        </text:list-item>
        <text:list-item>
          <text:p text:style-name="P94">Intégration d'un outil d'Analyse d'audience (Google Analytics ou Piwik Analytics)</text:p>
        </text:list-item>
        <text:list-item>
          <text:p text:style-name="P95">Micro-datas</text:p>
        </text:list-item>
      </text:list>
      <text:p text:style-name="Text_20_body"/>
      <text:p text:style-name="Text_20_body">Social Media Optimisation (SMO) :</text:p>
      <text:list xml:id="list3743485846" text:style-name="L6">
        <text:list-item>
          <text:p text:style-name="P96">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127" text:outline-level="3"><text:soft-page-break/><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122" text:outline-level="3">Optimisation de la mise en page</text:h>
      <text:p text:style-name="P1">Utilisation des micro-<text:span text:style-name="T63">datas</text:span>, validation du HTML, optimisation des balises (Alt, Title, etc.) etc.</text:p>
      <text:h text:style-name="P122"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122" text:outline-level="3">Achat du trafic</text:h>
      <text:p text:style-name="P1">Campagne AdWords et autres régies. Searche Engine Advertising (SEA)</text:p>
      <text:h text:style-name="P122" text:outline-level="3">Visibilité dans les médias sociaux</text:h>
      <text:p text:style-name="P1">Social Media Optimisation (SMO)</text:p>
      <text:h text:style-name="P115" text:outline-level="2"><text:bookmark-start text:name="__RefHeading___Toc1019_994175932"/>Monétisation<text:bookmark-end text:name="__RefHeading___Toc1019_994175932"/></text:h>
      <text:p text:style-name="P23"/>
      <text:h text:style-name="P128" text:outline-level="3">Optimisation de la mise en page</text:h>
      <text:p text:style-name="P23">Placement des publicité, etc.</text:p>
      <text:h text:style-name="P128" text:outline-level="3">Partenariats</text:h>
      <text:p text:style-name="P23"/>
      <text:h text:style-name="P128" text:outline-level="3">Publicité</text:h>
      <text:p text:style-name="P23">Choix de la (ou des) régie(s) pour la publicité sur le site.</text:p>
      <text:h text:style-name="P128" text:outline-level="3">Autres méthode de monétisation</text:h>
      <text:p text:style-name="P23">Ventes de produits (e-commerce) via une plateforme dédiée, plateforme de crouwdfunding, etc.</text:p>
      <text:h text:style-name="P111"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0"/>
      <text:p text:style-name="P73">Annexes</text:p>
      <text:p text:style-name="P19">Annexe 1 : <text:span text:style-name="T78">Interview</text:span> client</text:p>
      <text:p text:style-name="P19">Annexe 2 : Grille d'analyse de l'existant</text:p>
      <text:p text:style-name="P19">Annexe 3 : Grille d'analyse d<text:span text:style-name="T79">e la concurrence</text:span></text:p>
      <text:p text:style-name="P8">Annexe <text:span text:style-name="T77">4</text:span> : Charte graphique complète de l'entreprise</text:p>
      <text:p text:style-name="P12">Annexe <text:span text:style-name="T77">5</text:span> : Book des images du site</text:p>
      <text:p text:style-name="P14">Annexe <text:span text:style-name="T77">6</text:span> : Plan de Référencement</text:p>
      <text:p text:style-name="P11">Annexe <text:span text:style-name="T77">7</text:span> : <text:span text:style-name="T68">Trames de rédaction de contenu</text:span></text:p>
      <text:p text:style-name="P13">Annexe <text:span text:style-name="T77">8</text:span> : Plan de ligne éditoriale</text:p>
      <text:p text:style-name="P15">Annexe <text:span text:style-name="T77">9</text:span> : Charte de bonne conduite (Netiquette appliquée)</text:p>
      <text:p text:style-name="P8">Annexe <text:span text:style-name="T77">10</text:span> : Plugin <text:span text:style-name="T58">[…]</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24M40S</meta:editing-duration>
    <meta:editing-cycles>204</meta:editing-cycles>
    <meta:generator>LibreOffice/6.0.7.3$Windows_X86_64 LibreOffice_project/dc89aa7a9eabfd848af146d5086077aeed2ae4a5</meta:generator>
    <dc:date>2019-02-07T06:25:54.258000000</dc:date>
    <meta:document-statistic meta:table-count="1" meta:image-count="0" meta:object-count="0" meta:page-count="17" meta:paragraph-count="319" meta:word-count="2228" meta:character-count="15771" meta:non-whitespace-character-count="13829"/>
    <meta:user-defined meta:name="Info 1"/>
    <meta:user-defined meta:name="Info 2"/>
    <meta:user-defined meta:name="Info 3"/>
    <meta:user-defined meta:name="Info 4"/>
  </office:meta>
</office:document-meta>
</file>